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office:value-type="date" office:date-value="2021-05-29" calcext:value-type="date">
            <text:p>29/05/21</text:p>
          </table:table-cell>
          <table:table-cell table:style-name="ce1" office:value-type="date" office:date-value="2021-05-30" calcext:value-type="date">
            <text:p>30/05/21</text:p>
          </table:table-cell>
          <table:table-cell table:style-name="ce1" office:value-type="date" office:date-value="2021-05-31" calcext:value-type="date">
            <text:p>31/05/21</text:p>
          </table:table-cell>
          <table:table-cell table:style-name="ce1" table:number-columns-repeated="9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95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31T18:05:59.198312314</dc:date>
    <meta:editing-duration>P40DT3H39M57S</meta:editing-duration>
    <meta:editing-cycles>99</meta:editing-cycles>
    <meta:generator>LibreOffice/5.1.6.2$Linux_X86_64 LibreOffice_project/10m0$Build-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float" office:value="44345">
                <text:p>44345</text:p>
              </table:table-cell>
              <table:table-cell office:value-type="float" office:value="44346">
                <text:p>44346</text:p>
              </table:table-cell>
              <table:table-cell office:value-type="float" office:value="44347">
                <text:p>4434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